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8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6.996cm"/>
    </style:style>
    <style:style style:name="co8" style:family="table-column">
      <style:table-column-properties fo:break-before="auto" style:column-width="4.233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2.8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 style:data-style-name="N37"/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fo:background-color="#ffffa6"/>
      <style:text-properties fo:color="#ff0000"/>
    </style:style>
    <style:style style:name="ce6" style:family="table-cell" style:parent-style-name="Default">
      <style:table-cell-properties fo:background-color="#ffffa6"/>
      <style:text-properties fo:color="#3faf46"/>
    </style:style>
    <style:style style:name="ce7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069a2e"/>
    </style:style>
    <style:style style:name="ce14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00a933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Overall disparity or extinction</text:p>
          </table:table-cell>
          <table:table-cell office:value-type="string" calcext:value-type="string">
            <text:p>Extinction severity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Estimation methods</text:p>
          </table:table-cell>
          <table:table-cell office:value-type="string" calcext:value-type="string">
            <text:p>ordination</text:p>
          </table:table-cell>
          <table:table-cell office:value-type="string" calcext:value-type="string">
            <text:p>Disparity</text:p>
          </table:table-cell>
          <table:table-cell office:value-type="string" calcext:value-type="string">
            <text:p>Rescaled</text:p>
          </table:table-cell>
          <table:table-cell office:value-type="string" calcext:value-type="string">
            <text:p>Rm axes</text:p>
          </table:table-cell>
          <table:table-cell office:value-type="string" calcext:value-type="string">
            <text:p>main output filename</text:p>
          </table:table-cell>
          <table:table-cell office:value-type="string" calcext:value-type="string">
            <text:p>Cluster output path</text:p>
          </table:table-cell>
          <table:table-cell office:value-type="string" calcext:value-type="string">
            <text:p>Local output pa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Job ID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ace_continuous_50t_BMOU_5fossil_2ace_ord_00a</text:p>
          </table:table-cell>
          <table:table-cell table:number-columns-repeated="2"/>
          <table:table-cell office:value-type="string" calcext:value-type="string">
            <text:p>Caleb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5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table:style-name="ce4"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5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10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NA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NA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NA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office:value-type="string" calcext:value-type="string">
            <text:p>../acedisparity/Data/cluster/discrete/rmaxes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29071_00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NA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100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1</text:p>
          </table:table-cell>
          <table:table-cell table:style-name="ce14"/>
          <table:table-cell office:value-type="string" calcext:value-type="string">
            <text:p>TEST</text:p>
          </table:table-cell>
          <table:table-cell office:value-type="string" calcext:value-type="string">
            <text:p>error due to NA values in sample post ord → neighbours disparity metric failing</text:p>
          </table:table-cell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2</text:p>
          </table:table-cell>
          <table:table-cell table:style-name="ce14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3</text:p>
          </table:table-cell>
          <table:table-cell table:style-name="ce14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4</text:p>
          </table:table-cell>
          <table:table-cell table:style-name="ce14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5</text:p>
          </table:table-cell>
          <table:table-cell table:style-name="ce14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1</text:p>
          </table:table-cell>
          <table:table-cell table:style-name="ce16"/>
          <table:table-cell office:value-type="string" calcext:value-type="string">
            <text:p>TEST</text:p>
          </table:table-cell>
          <table:table-cell office:value-type="string" calcext:value-type="string">
            <text:p>Fixed by tryCatching neighbours post ord sample</text:p>
          </table:table-cell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2</text:p>
          </table:table-cell>
          <table:table-cell table:style-name="ce16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3</text:p>
          </table:table-cell>
          <table:table-cell table:style-name="ce16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4</text:p>
          </table:table-cell>
          <table:table-cell table:style-name="ce16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5</text:p>
          </table:table-cell>
          <table:table-cell table:style-name="ce16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0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0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0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0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0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0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0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0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0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1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1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1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1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1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1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1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1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1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1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2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2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2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2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2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2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2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2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2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2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3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3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3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3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3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3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3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3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3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3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4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4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4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4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4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4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4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4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4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4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5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5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5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5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5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5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5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5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5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5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6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6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6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6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6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6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6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6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6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6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7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7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7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7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7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7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7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7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7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7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8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8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8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8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8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8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8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8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8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8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9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9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9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9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9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9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9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9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9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9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100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98000_001</text:p>
          </table:table-cell>
          <table:table-cell table:style-name="ce14"/>
          <table:table-cell office:value-type="string" calcext:value-type="string">
            <text:p>TEST</text:p>
          </table:table-cell>
          <table:table-cell office:value-type="string" calcext:value-type="string">
            <text:p>Failed because tryCatch was not returning value</text:p>
          </table:table-cell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98000_002</text:p>
          </table:table-cell>
          <table:table-cell table:style-name="ce14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98000_003</text:p>
          </table:table-cell>
          <table:table-cell table:style-name="ce14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98000_004</text:p>
          </table:table-cell>
          <table:table-cell table:style-name="ce14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98000_005</text:p>
          </table:table-cell>
          <table:table-cell table:style-name="ce14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98780_001</text:p>
          </table:table-cell>
          <table:table-cell table:style-name="ce16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98780_002</text:p>
          </table:table-cell>
          <table:table-cell table:style-name="ce16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98780_003</text:p>
          </table:table-cell>
          <table:table-cell table:style-name="ce16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98780_004</text:p>
          </table:table-cell>
          <table:table-cell table:style-name="ce16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98780_005</text:p>
          </table:table-cell>
          <table:table-cell table:style-name="ce16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01</text:p>
          </table:table-cell>
          <table:table-cell table:style-name="ce16"/>
          <table:table-cell/>
          <table:table-cell office:value-type="string" calcext:value-type="string">
            <text:p>0.5 extinction parameter</text:p>
          </table:table-cell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0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0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0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0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0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0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0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0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1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1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1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1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1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1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1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1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1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1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2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2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2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2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2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2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2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2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2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2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3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3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3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3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3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3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3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3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3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3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4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4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4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4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4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4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4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4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4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4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5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5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5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5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5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5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5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5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5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5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6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6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6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6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6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6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6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6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6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6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7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7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7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7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7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7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7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7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7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7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8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8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8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8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8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8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8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8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8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8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9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9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9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9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9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9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9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9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9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09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table:style-name="ce13" office:value-type="string" calcext:value-type="string">
            <text:p>8092287_10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7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 style:data-style-name="N2" text:time-value="16:34:20.2631354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5-09-29T16:36:27.751414164</dc:date>
    <meta:editing-duration>P1DT5H38M14S</meta:editing-duration>
    <meta:editing-cycles>16</meta:editing-cycles>
    <meta:generator>LibreOffice/24.2.7.2$Linux_X86_64 LibreOffice_project/420$Build-2</meta:generator>
    <meta:document-statistic meta:table-count="1" meta:cell-count="10572" meta:object-count="0"/>
  </office:meta>
</office:document-meta>
</file>